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Altitud (msnm)</text:p>
          </table:table-cell>
          <table:table-cell office:value-type="string" calcext:value-type="string">
            <text:p>Neutrones</text:p>
          </table:table-cell>
          <table:table-cell office:value-type="string" calcext:value-type="string">
            <text:p>Proton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7945" calcext:value-type="float">
            <text:p>237945</text:p>
          </table:table-cell>
          <table:table-cell office:value-type="float" office:value="38964" calcext:value-type="float">
            <text:p>389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7486" calcext:value-type="float">
            <text:p>257486</text:p>
          </table:table-cell>
          <table:table-cell office:value-type="float" office:value="42976" calcext:value-type="float">
            <text:p>429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4748" calcext:value-type="float">
            <text:p>274748</text:p>
          </table:table-cell>
          <table:table-cell office:value-type="float" office:value="45946" calcext:value-type="float">
            <text:p>459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0636" calcext:value-type="float">
            <text:p>290636</text:p>
          </table:table-cell>
          <table:table-cell office:value-type="float" office:value="49437" calcext:value-type="float">
            <text:p>49437</text:p>
          </table:table-cell>
        </table:table-row>
        <table:table-row table:style-name="ro1">
          <table:table-cell office:value-type="float" office:value="401.5" calcext:value-type="float">
            <text:p>401.5</text:p>
          </table:table-cell>
          <table:table-cell office:value-type="float" office:value="312755" calcext:value-type="float">
            <text:p>312755</text:p>
          </table:table-cell>
          <table:table-cell office:value-type="float" office:value="53498" calcext:value-type="float">
            <text:p>53498</text:p>
          </table:table-cell>
        </table:table-row>
        <table:table-row table:style-name="ro1">
          <table:table-cell office:value-type="float" office:value="518.5" calcext:value-type="float">
            <text:p>518.5</text:p>
          </table:table-cell>
          <table:table-cell office:value-type="float" office:value="340200" calcext:value-type="float">
            <text:p>340200</text:p>
          </table:table-cell>
          <table:table-cell office:value-type="float" office:value="59095" calcext:value-type="float">
            <text:p>59095</text:p>
          </table:table-cell>
        </table:table-row>
        <table:table-row table:style-name="ro1">
          <table:table-cell office:value-type="float" office:value="826.5" calcext:value-type="float">
            <text:p>826.5</text:p>
          </table:table-cell>
          <table:table-cell office:value-type="float" office:value="425683" calcext:value-type="float">
            <text:p>425683</text:p>
          </table:table-cell>
          <table:table-cell office:value-type="float" office:value="76436" calcext:value-type="float">
            <text:p>7643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33084" calcext:value-type="float">
            <text:p>433084</text:p>
          </table:table-cell>
          <table:table-cell office:value-type="float" office:value="78328" calcext:value-type="float">
            <text:p>7832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50681" calcext:value-type="float">
            <text:p>450681</text:p>
          </table:table-cell>
          <table:table-cell office:value-type="float" office:value="81293" calcext:value-type="float">
            <text:p>81293</text:p>
          </table:table-cell>
        </table:table-row>
        <table:table-row table:style-name="ro1">
          <table:table-cell office:value-type="float" office:value="1068.5" calcext:value-type="float">
            <text:p>1068.5</text:p>
          </table:table-cell>
          <table:table-cell office:value-type="float" office:value="499380" calcext:value-type="float">
            <text:p>499380</text:p>
          </table:table-cell>
          <table:table-cell office:value-type="float" office:value="91885" calcext:value-type="float">
            <text:p>91885</text:p>
          </table:table-cell>
        </table:table-row>
        <table:table-row table:style-name="ro1">
          <table:table-cell office:value-type="float" office:value="1208.5" calcext:value-type="float">
            <text:p>1208.5</text:p>
          </table:table-cell>
          <table:table-cell office:value-type="float" office:value="541492" calcext:value-type="float">
            <text:p>541492</text:p>
          </table:table-cell>
          <table:table-cell office:value-type="float" office:value="100606" calcext:value-type="float">
            <text:p>10060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551189" calcext:value-type="float">
            <text:p>551189</text:p>
          </table:table-cell>
          <table:table-cell office:value-type="float" office:value="103290" calcext:value-type="float">
            <text:p>103290</text:p>
          </table:table-cell>
        </table:table-row>
        <table:table-row table:style-name="ro1">
          <table:table-cell office:value-type="float" office:value="1289.5" calcext:value-type="float">
            <text:p>1289.5</text:p>
          </table:table-cell>
          <table:table-cell office:value-type="float" office:value="577985" calcext:value-type="float">
            <text:p>577985</text:p>
          </table:table-cell>
          <table:table-cell office:value-type="float" office:value="108792" calcext:value-type="float">
            <text:p>10879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80666" calcext:value-type="float">
            <text:p>580666</text:p>
          </table:table-cell>
          <table:table-cell office:value-type="float" office:value="109013" calcext:value-type="float">
            <text:p>10901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12758" calcext:value-type="float">
            <text:p>612758</text:p>
          </table:table-cell>
          <table:table-cell office:value-type="float" office:value="117626" calcext:value-type="float">
            <text:p>11762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707765" calcext:value-type="float">
            <text:p>707765</text:p>
          </table:table-cell>
          <table:table-cell office:value-type="float" office:value="138624" calcext:value-type="float">
            <text:p>138624</text:p>
          </table:table-cell>
        </table:table-row>
        <table:table-row table:style-name="ro1">
          <table:table-cell office:value-type="float" office:value="1851.5" calcext:value-type="float">
            <text:p>1851.5</text:p>
          </table:table-cell>
          <table:table-cell office:value-type="float" office:value="794434" calcext:value-type="float">
            <text:p>794434</text:p>
          </table:table-cell>
          <table:table-cell office:value-type="float" office:value="158991" calcext:value-type="float">
            <text:p>158991</text:p>
          </table:table-cell>
        </table:table-row>
        <table:table-row table:style-name="ro1">
          <table:table-cell office:value-type="float" office:value="2022.5" calcext:value-type="float">
            <text:p>2022.5</text:p>
          </table:table-cell>
          <table:table-cell office:value-type="float" office:value="874547" calcext:value-type="float">
            <text:p>874547</text:p>
          </table:table-cell>
          <table:table-cell office:value-type="float" office:value="177291" calcext:value-type="float">
            <text:p>177291</text:p>
          </table:table-cell>
        </table:table-row>
        <table:table-row table:style-name="ro1">
          <table:table-cell office:value-type="float" office:value="2256.5" calcext:value-type="float">
            <text:p>2256.5</text:p>
          </table:table-cell>
          <table:table-cell office:value-type="float" office:value="979960" calcext:value-type="float">
            <text:p>979960</text:p>
          </table:table-cell>
          <table:table-cell office:value-type="float" office:value="204250" calcext:value-type="float">
            <text:p>20425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984658" calcext:value-type="float">
            <text:p>984658</text:p>
          </table:table-cell>
          <table:table-cell office:value-type="float" office:value="206348" calcext:value-type="float">
            <text:p>206348</text:p>
          </table:table-cell>
        </table:table-row>
        <table:table-row table:style-name="ro1">
          <table:table-cell office:value-type="float" office:value="2260.5" calcext:value-type="float">
            <text:p>2260.5</text:p>
          </table:table-cell>
          <table:table-cell office:value-type="float" office:value="992678" calcext:value-type="float">
            <text:p>992678</text:p>
          </table:table-cell>
          <table:table-cell office:value-type="float" office:value="206458" calcext:value-type="float">
            <text:p>206458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163617" calcext:value-type="float">
            <text:p>1163617</text:p>
          </table:table-cell>
          <table:table-cell office:value-type="float" office:value="248814" calcext:value-type="float">
            <text:p>248814</text:p>
          </table:table-cell>
        </table:table-row>
        <table:table-row table:style-name="ro1">
          <table:table-cell office:value-type="float" office:value="2672.5" calcext:value-type="float">
            <text:p>2672.5</text:p>
          </table:table-cell>
          <table:table-cell office:value-type="float" office:value="1231362" calcext:value-type="float">
            <text:p>1231362</text:p>
          </table:table-cell>
          <table:table-cell office:value-type="float" office:value="268648" calcext:value-type="float">
            <text:p>268648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264336" calcext:value-type="float">
            <text:p>1264336</text:p>
          </table:table-cell>
          <table:table-cell office:value-type="float" office:value="275879" calcext:value-type="float">
            <text:p>275879</text:p>
          </table:table-cell>
        </table:table-row>
        <table:table-row table:style-name="ro1">
          <table:table-cell office:value-type="float" office:value="2845.5" calcext:value-type="float">
            <text:p>2845.5</text:p>
          </table:table-cell>
          <table:table-cell office:value-type="float" office:value="1359126" calcext:value-type="float">
            <text:p>1359126</text:p>
          </table:table-cell>
          <table:table-cell office:value-type="float" office:value="300070" calcext:value-type="float">
            <text:p>300070</text:p>
          </table:table-cell>
        </table:table-row>
        <table:table-row table:style-name="ro1">
          <table:table-cell office:value-type="float" office:value="3036.5" calcext:value-type="float">
            <text:p>3036.5</text:p>
          </table:table-cell>
          <table:table-cell office:value-type="float" office:value="1496961" calcext:value-type="float">
            <text:p>1496961</text:p>
          </table:table-cell>
          <table:table-cell office:value-type="float" office:value="336756" calcext:value-type="float">
            <text:p>336756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1633558" calcext:value-type="float">
            <text:p>1633558</text:p>
          </table:table-cell>
          <table:table-cell office:value-type="float" office:value="374760" calcext:value-type="float">
            <text:p>374760</text:p>
          </table:table-cell>
        </table:table-row>
        <table:table-row table:style-name="ro1">
          <table:table-cell office:value-type="float" office:value="3408.5" calcext:value-type="float">
            <text:p>3408.5</text:p>
          </table:table-cell>
          <table:table-cell office:value-type="float" office:value="1778536" calcext:value-type="float">
            <text:p>1778536</text:p>
          </table:table-cell>
          <table:table-cell office:value-type="float" office:value="416441" calcext:value-type="float">
            <text:p>41644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790978" calcext:value-type="float">
            <text:p>1790978</text:p>
          </table:table-cell>
          <table:table-cell office:value-type="float" office:value="418835" calcext:value-type="float">
            <text:p>41883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1847876" calcext:value-type="float">
            <text:p>1847876</text:p>
          </table:table-cell>
          <table:table-cell office:value-type="float" office:value="436871" calcext:value-type="float">
            <text:p>436871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935692" calcext:value-type="float">
            <text:p>1935692</text:p>
          </table:table-cell>
          <table:table-cell office:value-type="float" office:value="463088" calcext:value-type="float">
            <text:p>463088</text:p>
          </table:table-cell>
        </table:table-row>
        <table:table-row table:style-name="ro1">
          <table:table-cell office:value-type="float" office:value="3734.5" calcext:value-type="float">
            <text:p>3734.5</text:p>
          </table:table-cell>
          <table:table-cell office:value-type="float" office:value="2053883" calcext:value-type="float">
            <text:p>2053883</text:p>
          </table:table-cell>
          <table:table-cell office:value-type="float" office:value="497257" calcext:value-type="float">
            <text:p>497257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2125462" calcext:value-type="float">
            <text:p>2125462</text:p>
          </table:table-cell>
          <table:table-cell office:value-type="float" office:value="519269" calcext:value-type="float">
            <text:p>519269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2387688" calcext:value-type="float">
            <text:p>2387688</text:p>
          </table:table-cell>
          <table:table-cell office:value-type="float" office:value="599663" calcext:value-type="float">
            <text:p>599663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2395117" calcext:value-type="float">
            <text:p>2395117</text:p>
          </table:table-cell>
          <table:table-cell office:value-type="float" office:value="602097" calcext:value-type="float">
            <text:p>602097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2487520" calcext:value-type="float">
            <text:p>2487520</text:p>
          </table:table-cell>
          <table:table-cell office:value-type="float" office:value="631546" calcext:value-type="float">
            <text:p>631546</text:p>
          </table:table-cell>
        </table:table-row>
        <table:table-row table:style-name="ro1">
          <table:table-cell office:value-type="float" office:value="4290.5" calcext:value-type="float">
            <text:p>4290.5</text:p>
          </table:table-cell>
          <table:table-cell office:value-type="float" office:value="2570422" calcext:value-type="float">
            <text:p>2570422</text:p>
          </table:table-cell>
          <table:table-cell office:value-type="float" office:value="658890" calcext:value-type="float">
            <text:p>658890</text:p>
          </table:table-cell>
        </table:table-row>
        <table:table-row table:style-name="ro1">
          <table:table-cell office:value-type="float" office:value="4395.5" calcext:value-type="float">
            <text:p>4395.5</text:p>
          </table:table-cell>
          <table:table-cell office:value-type="float" office:value="2674167" calcext:value-type="float">
            <text:p>2674167</text:p>
          </table:table-cell>
          <table:table-cell office:value-type="float" office:value="690797" calcext:value-type="float">
            <text:p>690797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2776633" calcext:value-type="float">
            <text:p>2776633</text:p>
          </table:table-cell>
          <table:table-cell office:value-type="float" office:value="725149" calcext:value-type="float">
            <text:p>725149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2828116" calcext:value-type="float">
            <text:p>2828116</text:p>
          </table:table-cell>
          <table:table-cell office:value-type="float" office:value="741552" calcext:value-type="float">
            <text:p>741552</text:p>
          </table:table-cell>
        </table:table-row>
        <table:table-row table:style-name="ro1">
          <table:table-cell office:value-type="float" office:value="4582.5" calcext:value-type="float">
            <text:p>4582.5</text:p>
          </table:table-cell>
          <table:table-cell office:value-type="float" office:value="2878449" calcext:value-type="float">
            <text:p>2878449</text:p>
          </table:table-cell>
          <table:table-cell office:value-type="float" office:value="758788" calcext:value-type="float">
            <text:p>758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2:41:05.618402547</meta:creation-date>
    <meta:generator>LibreOffice/7.5.9.2$Linux_X86_64 LibreOffice_project/50$Build-2</meta:generator>
    <dc:date>2024-01-31T05:06:42.653023230</dc:date>
    <meta:editing-duration>PT2H25M34S</meta:editing-duration>
    <meta:editing-cycles>9</meta:editing-cycles>
    <meta:document-statistic meta:table-count="1" meta:cell-count="126" meta:object-count="0"/>
  </office:meta>
</office:document-meta>
</file>